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 style:data-style-name="N108"/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total docs = </text:p>
          </table:table-cell>
          <table:table-cell office:value-type="float" office:value="210138">
            <text:p>210138</text:p>
          </table:table-cell>
          <table:table-cell/>
          <table:table-cell office:value-type="string">
            <text:p>Moffat bytecodes + bitmap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SampleRate \ K</text:p>
          </table:table-cell>
          <table:table-cell table:style-name="ce5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6">
            <text:p>16</text:p>
          </table:table-cell>
          <table:table-cell table:style-name="ce14" office:value-type="float" office:value="32">
            <text:p>32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6" office:value-type="float" office:value="57254326">
            <text:p>57254326</text:p>
          </table:table-cell>
          <table:table-cell table:style-name="ce11" office:value-type="float" office:value="55274806">
            <text:p>55274806</text:p>
          </table:table-cell>
          <table:table-cell table:style-name="ce11" office:value-type="float" office:value="57466453">
            <text:p>57466453</text:p>
          </table:table-cell>
          <table:table-cell table:style-name="ce15" office:value-type="float" office:value="67909694">
            <text:p>67909694</text:p>
          </table:table-cell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7" office:value-type="float" office:value="55309388">
            <text:p>55309388</text:p>
          </table:table-cell>
          <table:table-cell table:style-name="ce12" office:value-type="float" office:value="53610215">
            <text:p>53610215</text:p>
          </table:table-cell>
          <table:table-cell table:style-name="ce12" office:value-type="float" office:value="56167412">
            <text:p>56167412</text:p>
          </table:table-cell>
          <table:table-cell table:style-name="ce16" office:value-type="float" office:value="66932513">
            <text:p>66932513</text:p>
          </table:table-cell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7" office:value-type="float" office:value="53839991">
            <text:p>53839991</text:p>
          </table:table-cell>
          <table:table-cell table:style-name="ce12" office:value-type="float" office:value="52351360">
            <text:p>52351360</text:p>
          </table:table-cell>
          <table:table-cell table:style-name="ce12" office:value-type="float" office:value="55183394">
            <text:p>55183394</text:p>
          </table:table-cell>
          <table:table-cell table:style-name="ce16" office:value-type="float" office:value="66190399">
            <text:p>66190399</text:p>
          </table:table-cell>
        </table:table-row>
        <table:table-row table:style-name="ro1">
          <table:table-cell/>
          <table:table-cell table:style-name="ce4" office:value-type="float" office:value="32">
            <text:p>32</text:p>
          </table:table-cell>
          <table:table-cell table:style-name="ce8" office:value-type="float" office:value="53609564">
            <text:p>53609564</text:p>
          </table:table-cell>
          <table:table-cell table:style-name="ce13" office:value-type="float" office:value="52156106">
            <text:p>52156106</text:p>
          </table:table-cell>
          <table:table-cell table:style-name="ce13" office:value-type="float" office:value="55033961">
            <text:p>55033961</text:p>
          </table:table-cell>
          <table:table-cell table:style-name="ce17" office:value-type="float" office:value="66081322">
            <text:p>66081322</text:p>
          </table:table-cell>
        </table:table-row>
        <table:table-row table:style-name="ro1">
          <table:table-cell table:number-columns-repeated="5"/>
          <table:table-cell table:style-name="ce18" office:value-type="string">
            <text:p>by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bitmaps usados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272">
            <text:p>272</text:p>
          </table:table-cell>
          <table:table-cell table:style-name="ce9" office:value-type="float" office:value="652">
            <text:p>652</text:p>
          </table:table-cell>
          <table:table-cell table:style-name="ce14" office:value-type="float" office:value="1305">
            <text:p>1305</text:p>
          </table:table-cell>
        </table:table-row>
        <table:table-row table:style-name="ro1">
          <table:table-cell/>
          <table:table-cell office:value-type="string">
            <text:p>coste de bitmaps = </text:p>
          </table:table-cell>
          <table:table-cell table:style-name="ce10" table:formula="oooc:=[.C10]*[.$C$1]/8" office:value-type="float" office:value="3073268.25">
            <text:p>3,073,268</text:p>
          </table:table-cell>
          <table:table-cell table:style-name="ce10" table:formula="oooc:=[.D10]*[.$C$1]/8" office:value-type="float" office:value="7144692">
            <text:p>7,144,692</text:p>
          </table:table-cell>
          <table:table-cell table:style-name="ce10" table:formula="oooc:=[.E10]*[.$C$1]/8" office:value-type="float" office:value="17126247">
            <text:p>17,126,247</text:p>
          </table:table-cell>
          <table:table-cell table:style-name="ce10" table:formula="oooc:=[.F10]*[.$C$1]/8" office:value-type="float" office:value="34278761.25">
            <text:p>34,278,761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number:min-integer-digits="0"/>
    </number:number-style>
    <number:number-style style:name="N108">
      <number:number number:decimal-places="0" number:min-integer-digits="0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2">22/04/2009</text:date>, <text:time>14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fari</meta:initial-creator>
    <meta:creation-date>2009-04-22T14:13:30</meta:creation-date>
    <dc:creator>fari</dc:creator>
    <dc:date>2009-04-22T14:45:04</dc:date>
    <meta:editing-cycles>2</meta:editing-cycles>
    <meta:editing-duration>PT31M36S</meta:editing-duration>
    <meta:user-defined meta:name="Info 1"/>
    <meta:user-defined meta:name="Info 2"/>
    <meta:user-defined meta:name="Info 3"/>
    <meta:user-defined meta:name="Info 4"/>
    <meta:document-statistic meta:table-count="3" meta:cell-count="39"/>
  </office:meta>
</office:document-meta>
</file>